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b2b2b2" fo:border="0.74pt solid #000000"/>
    </style:style>
    <style:style style:name="ce3" style:family="table-cell" style:parent-style-name="Default">
      <style:table-cell-properties fo:background-color="#999999" fo:border="0.74pt solid #000000"/>
    </style:style>
    <style:style style:name="ce4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b2b2b2" fo:border="0.74pt solid #000000"/>
      <style:text-properties style:use-window-font-color="true"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2b2b2" fo:border="0.74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74pt solid #000000"/>
      <style:map style:condition="is-true-formula([$Planilha1.$C$6]&gt;2000)" style:apply-style-name="Sem_20_título3" style:base-cell-address="Planilha1.F6"/>
      <style:map style:condition="is-true-formula([$Planilha1.$C$6]&lt;=2000)" style:apply-style-name="Sem_20_título4" style:base-cell-address="Planilha1.F6"/>
    </style:style>
    <style:style style:name="ce9" style:family="table-cell" style:parent-style-name="Default">
      <style:table-cell-properties fo:border="0.74pt solid #000000"/>
      <style:map style:condition="is-true-formula([$Planilha1.$C$7]&gt;2000)" style:apply-style-name="Sem_20_título3" style:base-cell-address="Planilha1.F7"/>
      <style:map style:condition="is-true-formula([$Planilha1.$C$7]&lt;=2000)" style:apply-style-name="Sem_20_título4" style:base-cell-address="Planilha1.F7"/>
    </style:style>
    <style:style style:name="ce10" style:family="table-cell" style:parent-style-name="Default">
      <style:table-cell-properties fo:border="0.74pt solid #000000"/>
      <style:map style:condition="is-true-formula([$Planilha1.$C$8]&gt;2000)" style:apply-style-name="Sem_20_título3" style:base-cell-address="Planilha1.F8"/>
      <style:map style:condition="is-true-formula([$Planilha1.$C$8]&lt;=2000)" style:apply-style-name="Sem_20_título4" style:base-cell-address="Planilha1.F8"/>
    </style:style>
    <style:style style:name="ce11" style:family="table-cell" style:parent-style-name="Default">
      <style:table-cell-properties fo:border="0.74pt solid #000000"/>
      <style:map style:condition="is-true-formula([$Planilha1.$C$9]&gt;2000)" style:apply-style-name="Sem_20_título3" style:base-cell-address="Planilha1.F9"/>
      <style:map style:condition="is-true-formula([$Planilha1.$C$9]&lt;=2000)" style:apply-style-name="Sem_20_título4" style:base-cell-address="Planilha1.F9"/>
    </style:style>
    <style:style style:name="ce12" style:family="table-cell" style:parent-style-name="Default">
      <style:table-cell-properties fo:border="0.74pt solid #000000"/>
      <style:map style:condition="is-true-formula([$Planilha1.$C$10]&gt;2000)" style:apply-style-name="Sem_20_título3" style:base-cell-address="Planilha1.F10"/>
      <style:map style:condition="is-true-formula([$Planilha1.$C$10]&lt;=2000)" style:apply-style-name="Sem_20_título4" style:base-cell-address="Planilha1.F10"/>
    </style:style>
    <style:style style:name="ce13" style:family="table-cell" style:parent-style-name="Default">
      <style:table-cell-properties fo:border="0.74pt solid #000000"/>
      <style:map style:condition="is-true-formula([$Planilha1.$C$11]&gt;2000)" style:apply-style-name="Sem_20_título3" style:base-cell-address="Planilha1.F11"/>
      <style:map style:condition="is-true-formula([$Planilha1.$C$11]&lt;=2000)" style:apply-style-name="Sem_20_título4" style:base-cell-address="Planilha1.F11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Vendas</text:p>
          </table:table-cell>
          <table:table-cell table:style-name="ce5" office:value-type="string" calcext:value-type="string">
            <text:p>Produto</text:p>
          </table:table-cell>
          <table:table-cell table:style-name="ce1" office:value-type="string" calcext:value-type="string">
            <text:p>Região</text:p>
          </table:table-cell>
          <table:table-cell table:style-name="ce1" office:value-type="string" calcext:value-type="string">
            <text:p>Situação</text:p>
          </table:table-cell>
        </table:table-row>
        <table:table-row table:style-name="ro1">
          <table:table-cell table:number-columns-repeated="2"/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roduto A</text:p>
          </table:table-cell>
          <table:table-cell table:style-name="ce2" office:value-type="string" calcext:value-type="string">
            <text:p>Norte</text:p>
          </table:table-cell>
          <table:table-cell table:style-name="ce8" table:formula="of:=IF([.C6]&gt;2000;&quot;Alto&quot;;&quot;Baixo&quot;)" office:value-type="string" office:string-value="Baixo" calcext:value-type="string">
            <text:p>Baixo</text:p>
          </table:table-cell>
        </table:table-row>
        <table:table-row table:style-name="ro1">
          <table:table-cell table:number-columns-repeated="2"/>
          <table:table-cell table:style-name="ce2" office:value-type="float" office:value="1500" calcext:value-type="float">
            <text:p>1500</text:p>
          </table:table-cell>
          <table:table-cell table:style-name="ce2" office:value-type="string" calcext:value-type="string">
            <text:p>Produto A</text:p>
          </table:table-cell>
          <table:table-cell table:style-name="ce2" office:value-type="string" calcext:value-type="string">
            <text:p>Sul</text:p>
          </table:table-cell>
          <table:table-cell table:style-name="ce9" table:formula="of:=IF([.C6]&gt;2000;&quot;Alto&quot;;&quot;Baixo&quot;)" office:value-type="string" office:string-value="Baixo" calcext:value-type="string">
            <text:p>Baixo</text:p>
          </table:table-cell>
        </table:table-row>
        <table:table-row table:style-name="ro1">
          <table:table-cell table:number-columns-repeated="2"/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Produto B</text:p>
          </table:table-cell>
          <table:table-cell table:style-name="ce2" office:value-type="string" calcext:value-type="string">
            <text:p>Norte</text:p>
          </table:table-cell>
          <table:table-cell table:style-name="ce10" table:formula="of:=IF([.C8]&gt;2000;&quot;Alto&quot;;&quot;Baixo&quot;)" office:value-type="string" office:string-value="Baixo" calcext:value-type="string">
            <text:p>Baixo</text:p>
          </table:table-cell>
        </table:table-row>
        <table:table-row table:style-name="ro1">
          <table:table-cell table:number-columns-repeated="2"/>
          <table:table-cell table:style-name="ce2" office:value-type="float" office:value="2500" calcext:value-type="float">
            <text:p>2500</text:p>
          </table:table-cell>
          <table:table-cell table:style-name="ce2" office:value-type="string" calcext:value-type="string">
            <text:p>Produto B</text:p>
          </table:table-cell>
          <table:table-cell table:style-name="ce2" office:value-type="string" calcext:value-type="string">
            <text:p>Sul</text:p>
          </table:table-cell>
          <table:table-cell table:style-name="ce11" table:formula="of:=IF([.C9]&gt;2000;&quot;Alto&quot;;&quot;Baixo&quot;)" office:value-type="string" office:string-value="Alto" calcext:value-type="string">
            <text:p>Alto</text:p>
          </table:table-cell>
        </table:table-row>
        <table:table-row table:style-name="ro1">
          <table:table-cell table:number-columns-repeated="2"/>
          <table:table-cell table:style-name="ce2" office:value-type="float" office:value="3000" calcext:value-type="float">
            <text:p>3000</text:p>
          </table:table-cell>
          <table:table-cell table:style-name="ce2" office:value-type="string" calcext:value-type="string">
            <text:p>Produto C</text:p>
          </table:table-cell>
          <table:table-cell table:style-name="ce2" office:value-type="string" calcext:value-type="string">
            <text:p>Norte</text:p>
          </table:table-cell>
          <table:table-cell table:style-name="ce12" table:formula="of:=IF([.C10]&gt;2000; &quot;Alto&quot;; &quot;Baixo&quot;)" office:value-type="string" office:string-value="Alto" calcext:value-type="string">
            <text:p>Alto</text:p>
          </table:table-cell>
        </table:table-row>
        <table:table-row table:style-name="ro1">
          <table:table-cell table:number-columns-repeated="2"/>
          <table:table-cell table:style-name="ce2" office:value-type="float" office:value="3500" calcext:value-type="float">
            <text:p>3500</text:p>
          </table:table-cell>
          <table:table-cell table:style-name="ce2" office:value-type="string" calcext:value-type="string">
            <text:p>Produto C</text:p>
          </table:table-cell>
          <table:table-cell table:style-name="ce2" office:value-type="string" calcext:value-type="string">
            <text:p>Sul</text:p>
          </table:table-cell>
          <table:table-cell table:style-name="ce13" table:formula="of:=IF([.C11]&gt;2000;&quot;Alto&quot;;&quot;Baixo&quot;)" office:value-type="string" office:string-value="Alto" calcext:value-type="string">
            <text:p>Alt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SomaProdA</text:p>
          </table:table-cell>
          <table:table-cell table:style-name="ce3" office:value-type="string" calcext:value-type="string">
            <text:p>SomaProdB</text:p>
          </table:table-cell>
          <table:table-cell table:style-name="ce3" office:value-type="string" calcext:value-type="string">
            <text:p>SomaProdC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SUMIF([.D6:.D11];[.D6];[.C6:.C11])" office:value-type="float" office:value="2500" calcext:value-type="float">
            <text:p>2500</text:p>
          </table:table-cell>
          <table:table-cell table:style-name="ce2" table:formula="of:=SUMIF([.D6:.D11];[.D8];[.C6:.C11])" office:value-type="float" office:value="4500" calcext:value-type="float">
            <text:p>4500</text:p>
          </table:table-cell>
          <table:table-cell table:style-name="ce7" table:formula="of:=SUMIF([.D6:.D11];[.D10];[.C6:.C11])" office:value-type="float" office:value="6500" calcext:value-type="float">
            <text:p>65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MaiorVenda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table:formula="of:=VLOOKUP([.D21];[.C6:.D11];2)" office:value-type="string" office:string-value="Produto C" calcext:value-type="string">
            <text:p>Produto C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Menor</text:p>
          </table:table-cell>
          <table:table-cell table:style-name="ce1" office:value-type="string" calcext:value-type="string">
            <text:p>Maio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table:formula="of:=SMALL([.C6:.C11];1)" office:value-type="float" office:value="1000" calcext:value-type="float">
            <text:p>1000</text:p>
          </table:table-cell>
          <table:table-cell table:style-name="ce6" table:formula="of:=LARGE([.C6:.C11];1)" office:value-type="float" office:value="3500" calcext:value-type="float">
            <text:p>3500</text:p>
          </table:table-cell>
          <table:table-cell table:number-columns-repeated="2"/>
        </table:table-row>
        <calcext:conditional-formats>
          <calcext:conditional-format calcext:target-range-address="Planilha1.F9:Planilha1.F9">
            <calcext:condition calcext:apply-style-name="Sem título3" calcext:value="formula-is([$Planilha1.$C$9]&gt;2000)" calcext:base-cell-address="Planilha1.F9"/>
            <calcext:condition calcext:apply-style-name="Sem título4" calcext:value="formula-is([$Planilha1.$C$9]&lt;=2000)" calcext:base-cell-address="Planilha1.F9"/>
          </calcext:conditional-format>
          <calcext:conditional-format calcext:target-range-address="Planilha1.F7:Planilha1.F7">
            <calcext:condition calcext:apply-style-name="Sem título3" calcext:value="formula-is([$Planilha1.$C$7]&gt;2000)" calcext:base-cell-address="Planilha1.F7"/>
            <calcext:condition calcext:apply-style-name="Sem título4" calcext:value="formula-is([$Planilha1.$C$7]&lt;=2000)" calcext:base-cell-address="Planilha1.F7"/>
          </calcext:conditional-format>
          <calcext:conditional-format calcext:target-range-address="Planilha1.F8:Planilha1.F8">
            <calcext:condition calcext:apply-style-name="Sem título3" calcext:value="formula-is([$Planilha1.$C$8]&gt;2000)" calcext:base-cell-address="Planilha1.F8"/>
            <calcext:condition calcext:apply-style-name="Sem título4" calcext:value="formula-is([$Planilha1.$C$8]&lt;=2000)" calcext:base-cell-address="Planilha1.F8"/>
          </calcext:conditional-format>
          <calcext:conditional-format calcext:target-range-address="Planilha1.F10:Planilha1.F10">
            <calcext:condition calcext:apply-style-name="Sem título3" calcext:value="formula-is([$Planilha1.$C$10]&gt;2000)" calcext:base-cell-address="Planilha1.F10"/>
            <calcext:condition calcext:apply-style-name="Sem título4" calcext:value="formula-is([$Planilha1.$C$10]&lt;=2000)" calcext:base-cell-address="Planilha1.F10"/>
          </calcext:conditional-format>
          <calcext:conditional-format calcext:target-range-address="Planilha1.F11:Planilha1.F11">
            <calcext:condition calcext:apply-style-name="Sem título3" calcext:value="formula-is([$Planilha1.$C$11]&gt;2000)" calcext:base-cell-address="Planilha1.F11"/>
            <calcext:condition calcext:apply-style-name="Sem título4" calcext:value="formula-is([$Planilha1.$C$11]&lt;=2000)" calcext:base-cell-address="Planilha1.F11"/>
          </calcext:conditional-format>
          <calcext:conditional-format calcext:target-range-address="Planilha1.F6:Planilha1.F6">
            <calcext:condition calcext:apply-style-name="Sem título3" calcext:value="formula-is([$Planilha1.$C$6]&gt;2000)" calcext:base-cell-address="Planilha1.F6"/>
            <calcext:condition calcext:apply-style-name="Sem título4" calcext:value="formula-is([$Planilha1.$C$6]&lt;=2000)" calcext:base-cell-address="Planilha1.F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m_20_título1" style:display-name="Sem título1" style:family="table-cell" style:parent-style-name="Default">
      <style:table-cell-properties fo:background-color="#00a933" style:diagonal-bl-tr="none" style:diagonal-tl-br="none"/>
    </style:style>
    <style:style style:name="Sem_20_título2" style:display-name="Sem título2" style:family="table-cell" style:parent-style-name="Default">
      <style:table-cell-properties fo:background-color="#00a933" style:diagonal-bl-tr="none" style:diagonal-tl-br="none"/>
    </style:style>
    <style:style style:name="Sem_20_título3" style:display-name="Sem título3" style:family="table-cell" style:parent-style-name="Default">
      <style:table-cell-properties fo:background-color="#00a933" style:diagonal-bl-tr="none" style:diagonal-tl-br="none"/>
    </style:style>
    <style:style style:name="Sem_20_título4" style:display-name="Sem título4" style:family="table-cell" style:parent-style-name="Default">
      <style:table-cell-properties fo:background-color="#ff0000" style:diagonal-bl-tr="none" style:diagonal-tl-br="none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6T13:33:30.446000000</meta:creation-date>
    <dc:date>2024-09-06T15:09:26.446000000</dc:date>
    <meta:editing-duration>PT1H35M56S</meta:editing-duration>
    <meta:editing-cycles>1</meta:editing-cycles>
    <meta:document-statistic meta:table-count="1" meta:cell-count="40" meta:object-count="0"/>
    <meta:generator>LibreOffice/7.6.7.2$Windows_X86_64 LibreOffice_project/dd47e4b30cb7dab30588d6c79c651f218165e3c5</meta:generator>
  </office:meta>
</office:document-meta>
</file>